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FMDMBCENumbers" style:family="table">
      <style:table-properties style:width="6.925in" table:align="margins" style:may-break-between-rows="false"/>
    </style:style>
    <style:style style:name="FFMDMBCENumbers.A" style:family="table-column">
      <style:table-column-properties style:column-width="3.4625in" style:rel-column-width="32767*"/>
    </style:style>
    <style:style style:name="FFMDMBCENumb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FFMDMBCENumbers.B1" style:family="table-cell">
      <style:table-cell-properties fo:padding="0.0382in" fo:border="0.0007in solid #000000"/>
    </style:style>
    <style:style style:name="FFMDMBCENumbers.A2" style:family="table-cell">
      <style:table-cell-properties fo:padding="0.0382in" fo:border-left="0.0007in solid #000000" fo:border-right="none" fo:border-top="none" fo:border-bottom="0.0007in solid #000000"/>
    </style:style>
    <style:style style:name="FFMDMBCENumbers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MDMFFIO" style:family="table">
      <style:table-properties style:width="6.925in" table:align="margins"/>
    </style:style>
    <style:style style:name="MDMFFIO.A" style:family="table-column">
      <style:table-column-properties style:column-width="3.4625in" style:rel-column-width="32767*"/>
    </style:style>
    <style:style style:name="MDMFFIO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DMFFIO.B1" style:family="table-cell">
      <style:table-cell-properties fo:padding="0.0382in" fo:border="0.0007in solid #000000"/>
    </style:style>
    <style:style style:name="MDMFFIO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DMFFIO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DMFFCard3Channels" style:family="table">
      <style:table-properties style:width="6.925in" table:align="margins"/>
    </style:style>
    <style:style style:name="MDMFFCard3Channels.A" style:family="table-column">
      <style:table-column-properties style:column-width="2.3083in" style:rel-column-width="21845*"/>
    </style:style>
    <style:style style:name="MDMFFCard3Channels.C" style:family="table-column">
      <style:table-column-properties style:column-width="2.3083in" style:rel-column-width="21844*"/>
    </style:style>
    <style:style style:name="MDMFFCard3Chann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DMFFCard3Channels.C1" style:family="table-cell">
      <style:table-cell-properties fo:padding="0.0382in" fo:border="0.0007in solid #000000"/>
    </style:style>
    <style:style style:name="MDMFFCard3Chann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DMFFCard3Channels.B2" style:family="table-cell">
      <style:table-cell-properties fo:padding="0.0382in" fo:border-left="0.0007in solid #000000" fo:border-right="none" fo:border-top="none" fo:border-bottom="0.0007in solid #000000"/>
    </style:style>
    <style:style style:name="MDMFFCard3Channel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DMFFCard11Channels" style:family="table">
      <style:table-properties style:width="6.925in" table:align="margins" style:may-break-between-rows="false"/>
    </style:style>
    <style:style style:name="MDMFFCard11Channels.A" style:family="table-column">
      <style:table-column-properties style:column-width="2.3083in" style:rel-column-width="21845*"/>
    </style:style>
    <style:style style:name="MDMFFCard11Channels.B" style:family="table-column">
      <style:table-column-properties style:column-width="2.3083in" style:rel-column-width="21846*"/>
    </style:style>
    <style:style style:name="MDMFFCard11Channels.C" style:family="table-column">
      <style:table-column-properties style:column-width="2.3083in" style:rel-column-width="21844*"/>
    </style:style>
    <style:style style:name="MDMFFCard11Chann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DMFFCard11Channels.C1" style:family="table-cell">
      <style:table-cell-properties fo:padding="0.0382in" fo:border="0.0007in solid #000000"/>
    </style:style>
    <style:style style:name="MDMFFCard11Chann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DMFFCard11Channels.B2" style:family="table-cell">
      <style:table-cell-properties fo:padding="0.0382in" fo:border-left="0.0007in solid #000000" fo:border-right="none" fo:border-top="none" fo:border-bottom="0.0007in solid #000000"/>
    </style:style>
    <style:style style:name="MDMFFCard11Channel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DMFFCard1Channels" style:family="table">
      <style:table-properties style:width="6.9271in" fo:margin-left="0in" fo:margin-right="-0.0021in" table:align="margins" style:may-break-between-rows="false"/>
    </style:style>
    <style:style style:name="MDMFFCard1Channels.A" style:family="table-column">
      <style:table-column-properties style:column-width="0.7396in" style:rel-column-width="1065*"/>
    </style:style>
    <style:style style:name="MDMFFCard1Channels.B" style:family="table-column">
      <style:table-column-properties style:column-width="1.5625in" style:rel-column-width="2250*"/>
    </style:style>
    <style:style style:name="MDMFFCard1Channels.C" style:family="table-column">
      <style:table-column-properties style:column-width="4.625in" style:rel-column-width="6660*"/>
    </style:style>
    <style:style style:name="MDMFFCard1Chann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DMFFCard1Channels.C1" style:family="table-cell">
      <style:table-cell-properties fo:padding="0.0382in" fo:border="0.0007in solid #000000"/>
    </style:style>
    <style:style style:name="MDMFFCard1Chann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DMFFCard1Channels.B2" style:family="table-cell">
      <style:table-cell-properties fo:padding="0.0382in" fo:border-left="0.0007in solid #000000" fo:border-right="none" fo:border-top="none" fo:border-bottom="0.0007in solid #000000"/>
    </style:style>
    <style:style style:name="MDMFFCard1Channel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DMFFCard14Channels" style:family="table">
      <style:table-properties style:width="6.9271in" fo:margin-left="0in" fo:margin-right="-0.0021in" table:align="margins" style:may-break-between-rows="false"/>
    </style:style>
    <style:style style:name="MDMFFCard14Channels.A" style:family="table-column">
      <style:table-column-properties style:column-width="0.8646in" style:rel-column-width="1245*"/>
    </style:style>
    <style:style style:name="MDMFFCard14Channels.B" style:family="table-column">
      <style:table-column-properties style:column-width="1.0938in" style:rel-column-width="1575*"/>
    </style:style>
    <style:style style:name="MDMFFCard14Channels.C" style:family="table-column">
      <style:table-column-properties style:column-width="4.9688in" style:rel-column-width="7155*"/>
    </style:style>
    <style:style style:name="MDMFFCard14Chann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DMFFCard14Channels.C1" style:family="table-cell">
      <style:table-cell-properties fo:padding="0.0382in" fo:border="0.0007in solid #000000"/>
    </style:style>
    <style:style style:name="MDMFFCard14Chann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DMFFCard14Channels.B2" style:family="table-cell">
      <style:table-cell-properties fo:padding="0.0382in" fo:border-left="0.0007in solid #000000" fo:border-right="none" fo:border-top="none" fo:border-bottom="0.0007in solid #000000"/>
    </style:style>
    <style:style style:name="MDMFFCard14Channel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DPS ShuttleBus system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5">Introduction<text:tab/>2</text:p>
          <text:p text:style-name="P2">The MDMs<text:tab/>2</text:p>
          <text:p text:style-name="P3">The SCU<text:tab/>2</text:p>
          <text:p text:style-name="P3">The MDM I/O cards <text:tab/>2</text:p>
          <text:p text:style-name="P4">Type 1: Discrete input, low voltage<text:tab/>2</text:p>
          <text:p text:style-name="P4">Type 5: TACAN/Radar altimeter<text:tab/>2</text:p>
          <text:p text:style-name="P5">MDMs<text:tab/>3</text:p>
          <text:p text:style-name="P2">Flight forward (FF) MDMs<text:tab/>3</text:p>
          <text:p text:style-name="P3">Bus control element numbers<text:tab/>3</text:p>
          <text:p text:style-name="P3">PROM Programs<text:tab/>3</text:p>
          <text:p text:style-name="P3">I/O cards<text:tab/>4</text:p>
          <text:p text:style-name="P3">Card 1 – Analog input<text:tab/>4</text:p>
          <text:p text:style-name="P3">Card 3 – Serial I/O<text:tab/>5</text:p>
          <text:p text:style-name="P3">Card 11 – Serial I/O<text:tab/>5</text:p>
          <text:p text:style-name="P3">Card 14 – Analog input<text:tab/>5</text:p>
          <text:p text:style-name="P5">MMU<text:tab/>5</text:p>
        </text:index-body>
      </text:table-of-content>
      <text:p text:style-name="Standard"/>
      <text:p text:style-name="Standard"/>
      <text:p text:style-name="P1"/>
      <text:h text:style-name="Heading_20_1" text:outline-level="1">Introduction</text:h>
      <text:p text:style-name="Text_20_body"/>
      <text:h text:style-name="Heading_20_2" text:outline-level="2">The MDMs</text:h>
      <text:h text:style-name="Heading_20_3" text:outline-level="3">The SCU</text:h>
      <text:p text:style-name="Text_20_body">The SCU is the controlling system of the MDM. It reacts to commands from the GPCs/PCMMUs and contains a 512 words Programmable Read-Only Memory (PROM), which permits automatic execution of I/O. The first sixteen words of the PROM are special and encode the types of installed hardware in the MDM. </text:p>
      <text:h text:style-name="Heading_20_3" text:outline-level="3">The MDM I/O cards </text:h>
      <text:h text:style-name="Heading_20_4" text:outline-level="4">Type 1: Discrete input, low voltage</text:h>
      <text:p text:style-name="Text_20_body">This input card reads digital signals in the range of 0 to 5V, 5V meaning high or true, 0V meaning low or false. It has 3 channels, each 16 bit channel being equal to 16 output lines. </text:p>
      <text:h text:style-name="Heading_20_4" text:outline-level="4">Type 5: TACAN/Radar altimeter</text:h>
      <text:p text:style-name="Text_20_body">This is a special kind of card, that combines serial I/O with analog I/O functions.</text:p>
      <text:p text:style-name="P1"/>
      <text:h text:style-name="Heading_20_1" text:outline-level="1">MDMs</text:h>
      <text:h text:style-name="Heading_20_2" text:outline-level="2">Flight forward (FF) MDMs</text:h>
      <text:p text:style-name="Text_20_body">All four flight forward MDMs can be interchanged and thus, use equal I/O hardware and equal PROM images. </text:p>
      <text:h text:style-name="Heading_20_3" text:outline-level="3">Bus control element numbers</text:h>
      <table:table table:name="FFMDMBCENumbers" table:style-name="FFMDMBCENumbers">
        <table:table-column table:style-name="FFMDMBCENumbers.A" table:number-columns-repeated="2"/>
        <table:table-header-rows>
          <table:table-row>
            <table:table-cell table:style-name="FFMDMBCENumbers.A1" office:value-type="string">
              <text:p text:style-name="Table_20_Heading">MDM</text:p>
            </table:table-cell>
            <table:table-cell table:style-name="FFMDMBCENumbers.B1" office:value-type="string">
              <text:p text:style-name="Table_20_Heading">BCE Number</text:p>
            </table:table-cell>
          </table:table-row>
        </table:table-header-rows>
        <table:table-row>
          <table:table-cell table:style-name="FFMDMBCENumbers.A2" office:value-type="string">
            <text:p text:style-name="Table_20_Contents">FF1</text:p>
          </table:table-cell>
          <table:table-cell table:style-name="FFMDMBCENumbers.B2" office:value-type="float" office:value="10">
            <text:p text:style-name="Table_20_Contents">10</text:p>
          </table:table-cell>
        </table:table-row>
        <table:table-row>
          <table:table-cell table:style-name="FFMDMBCENumbers.A2" office:value-type="string">
            <text:p text:style-name="Table_20_Contents">FF2</text:p>
          </table:table-cell>
          <table:table-cell table:style-name="FFMDMBCENumbers.B2" office:value-type="float" office:value="11">
            <text:p text:style-name="Table_20_Contents">11</text:p>
          </table:table-cell>
        </table:table-row>
        <table:table-row>
          <table:table-cell table:style-name="FFMDMBCENumbers.A2" office:value-type="string">
            <text:p text:style-name="Table_20_Contents">FF3</text:p>
          </table:table-cell>
          <table:table-cell table:style-name="FFMDMBCENumbers.B2" office:value-type="float" office:value="12">
            <text:p text:style-name="Table_20_Contents">12</text:p>
          </table:table-cell>
        </table:table-row>
        <table:table-row>
          <table:table-cell table:style-name="FFMDMBCENumbers.A2" office:value-type="string">
            <text:p text:style-name="Table_20_Contents">FF4</text:p>
          </table:table-cell>
          <table:table-cell table:style-name="FFMDMBCENumbers.B2" office:value-type="float" office:value="13">
            <text:p text:style-name="Table_20_Contents">13</text:p>
          </table:table-cell>
        </table:table-row>
      </table:table>
      <text:p text:style-name="Text_20_body"/>
      <text:h text:style-name="Heading_20_3" text:outline-level="3">PROM Programs</text:h>
      <text:p text:style-name="Text_20_body"/>
      <text:p text:style-name="Text_20_body">FCINPUT1 – read 20 words <text:s/>(CW: 01011 0 0010 000010000 10011)</text:p>
      <text:p text:style-name="Text_20_body">Call: ExecutePROM(bce, 16, 20, data);</text:p>
      <text:p text:style-name="Text_20_body">Program:</text:p>
      <text:p text:style-name="Preformatted_20_Text">FCINPUT1 EQU *</text:p>
      <text:p text:style-name="Preformatted_20_Text"><text:tab/>#READ 14,6,1</text:p>
      <text:p text:style-name="Preformatted_20_Text"><text:tab/>#READ 14,7,1</text:p>
      <text:p text:style-name="Preformatted_20_Text"><text:tab/>#READ 14,1,1</text:p>
      <text:p text:style-name="Preformatted_20_Text"><text:tab/>#READ 1,6,1</text:p>
      <text:p text:style-name="Preformatted_20_Text"><text:tab/>#READ 1,7,1</text:p>
      <text:p text:style-name="Preformatted_20_Text"><text:tab/>#READ 1,1,1</text:p>
      <text:p text:style-name="Preformatted_20_Text"><text:tab/>#READ 14,5,1</text:p>
      <text:p text:style-name="Preformatted_20_Text"><text:tab/>#READ 1,5,1</text:p>
      <text:p text:style-name="Preformatted_20_Text"><text:tab/>#READ 14,3,1</text:p>
      <text:p text:style-name="Preformatted_20_Text"><text:tab/>#READ 1,3,1</text:p>
      <text:p text:style-name="Preformatted_20_Text"><text:tab/>#READ 7,1,1</text:p>
      <text:p text:style-name="Preformatted_20_Text"><text:tab/>#READ 4,0,1</text:p>
      <text:p text:style-name="Preformatted_20_Text"><text:tab/>#READ 4,1,1</text:p>
      <text:p text:style-name="Preformatted_20_Text"><text:tab/>#READ 4,2,1</text:p>
      <text:p text:style-name="Preformatted_20_Text"><text:tab/>#READ 12,0,1</text:p>
      <text:p text:style-name="Preformatted_20_Text"><text:tab/>#READ 12,1,1</text:p>
      <text:p text:style-name="Preformatted_20_Text"><text:tab/>#READ 6,0,1</text:p>
      <text:p text:style-name="Preformatted_20_Text"><text:tab/>#READ 15,0,1</text:p>
      <text:p text:style-name="Preformatted_20_Text"><text:tab/>#READ 14,0,1</text:p>
      <text:p text:style-name="Preformatted_20_Text"><text:tab/>#READ 14,2,1</text:p>
      <text:p text:style-name="Preformatted_20_Text"/>
      <text:p text:style-name="Standard">FCINPUT2 – multiple read operations</text:p>
      <text:p text:style-name="Standard"><text:soft-page-break/>CW: </text:p>
      <text:p text:style-name="Standard">Call: </text:p>
      <text:p text:style-name="Preformatted_20_Text"><text:tab/>ExecutePROM(bce, 27, 7, data);<text:tab/><text:tab/>//01011 0 0010 000011011 00110</text:p>
      <text:p text:style-name="Preformatted_20_Text"><text:tab/>ExecutePROM(bce, 42, 8, data);<text:tab/><text:tab/>//01011 0 0010 000101010 00111</text:p>
      <text:p text:style-name="Preformatted_20_Text"><text:tab/>ExecutePROM(bce, 50, 1, data);<text:tab/><text:tab/>//01011 0 0010 000110010 00000</text:p>
      <text:p text:style-name="Preformatted_20_Text"><text:tab/>ExecutePROM(bce, 52, 1, data);<text:tab/><text:tab/>//01011 0 0010 000110100 00000</text:p>
      <text:p text:style-name="Preformatted_20_Text"><text:tab/>ExecutePROM(bce, 51, 1, data);<text:tab/><text:tab/>//01011 0 0010 000110011 00000</text:p>
      <text:p text:style-name="Preformatted_20_Text"><text:tab/></text:p>
      <text:p text:style-name="Standard">Program (remarks for FF1): </text:p>
      <text:p text:style-name="Preformatted_20_Text">FCINPUT21 EQU *</text:p>
      <text:p text:style-name="Preformatted_20_Text"><text:tab/>#READ 4,0,1</text:p>
      <text:p text:style-name="Preformatted_20_Text"><text:tab/>#READ 4,1,1</text:p>
      <text:p text:style-name="Preformatted_20_Text"><text:tab/>#READ 4,2,1</text:p>
      <text:p text:style-name="Preformatted_20_Text"><text:tab/>#READ 12,0,1</text:p>
      <text:p text:style-name="Preformatted_20_Text"><text:tab/>#READ 12,1,1</text:p>
      <text:p text:style-name="Preformatted_20_Text"><text:tab/>#READ 6,0,1</text:p>
      <text:p text:style-name="Preformatted_20_Text"><text:tab/>#READ 15,0,1</text:p>
      <text:p text:style-name="Preformatted_20_Text"><text:tab/></text:p>
      <text:p text:style-name="Preformatted_20_Text">FCINPUT22 EQU *</text:p>
      <text:p text:style-name="Preformatted_20_Text"><text:tab/>#READ 7,0,1<text:tab/><text:tab/><text:tab/>Fwd Attach Pt Cap Volts A</text:p>
      <text:p text:style-name="Preformatted_20_Text"><text:tab/>#READ 0,0,1<text:tab/><text:tab/><text:tab/>TACAN 1 Bearing Word A</text:p>
      <text:p text:style-name="Preformatted_20_Text"><text:tab/>#READ 0,1,1<text:tab/><text:tab/><text:tab/>TACAN 1 Bearing Word B</text:p>
      <text:p text:style-name="Preformatted_20_Text"><text:tab/>#READ 0,2,1<text:tab/><text:tab/><text:tab/>TACAN 1 Range Word A</text:p>
      <text:p text:style-name="Preformatted_20_Text"><text:tab/>#READ 0,3,1<text:tab/><text:tab/><text:tab/>TACAN 1 Range Word B</text:p>
      <text:p text:style-name="Preformatted_20_Text"><text:tab/>#READ 0,4,1<text:tab/><text:tab/><text:tab/>RADAR Alt 1 Parent Word</text:p>
      <text:p text:style-name="Preformatted_20_Text"><text:tab/>#READ 0,5,1<text:tab/><text:tab/><text:tab/>MDM FF1 Discrete in</text:p>
      <text:p text:style-name="Preformatted_20_Text"><text:tab/>#READ 0,6,1<text:tab/><text:tab/><text:tab/>MDM FF1 Discrete in</text:p>
      <text:p text:style-name="Preformatted_20_Text">FCINPUT23 EQU *</text:p>
      <text:p text:style-name="Preformatted_20_Text"><text:tab/>#READ 11,1,6<text:tab/><text:tab/>ADTA 1</text:p>
      <text:p text:style-name="Preformatted_20_Text">FCINPUT25 EQU *</text:p>
      <text:p text:style-name="Preformatted_20_Text"><text:tab/>#READ 11,0,14<text:tab/><text:tab/>IMU 1</text:p>
      <text:p text:style-name="Preformatted_20_Text">FCINPUT24 EQU *</text:p>
      <text:p text:style-name="Preformatted_20_Text"><text:tab/>#READ 3,0,3<text:tab/><text:tab/><text:tab/>MSBLS 1</text:p>
      <text:p text:style-name="Preformatted_20_Text"><text:tab/></text:p>
      <text:p text:style-name="Standard"><text:tab/></text:p>
      <text:p text:style-name="Standard"/>
      <text:h text:style-name="Heading_20_3" text:outline-level="3">I/O cards</text:h>
      <text:p text:style-name="Text_20_body"/>
      <table:table table:name="MDMFFIO" table:style-name="MDMFFIO">
        <table:table-column table:style-name="MDMFFIO.A" table:number-columns-repeated="2"/>
        <table:table-header-rows>
          <table:table-row>
            <table:table-cell table:style-name="MDMFFIO.A1" office:value-type="string">
              <text:p text:style-name="Table_20_Heading">Module address</text:p>
            </table:table-cell>
            <table:table-cell table:style-name="MDMFFIO.B1" office:value-type="string">
              <text:p text:style-name="Table_20_Heading">Card type</text:p>
            </table:table-cell>
          </table:table-row>
        </table:table-header-rows>
        <table:table-row>
          <table:table-cell table:style-name="MDMFFIO.A2" office:value-type="float" office:value="0">
            <text:p text:style-name="Table_20_Contents">0</text:p>
          </table:table-cell>
          <table:table-cell table:style-name="MDMFFIO.B2" office:value-type="string">
            <text:p text:style-name="Table_20_Contents">TACAN/RALT</text:p>
          </table:table-cell>
        </table:table-row>
        <table:table-row>
          <table:table-cell table:style-name="MDMFFIO.A2" office:value-type="float" office:value="1">
            <text:p text:style-name="Table_20_Contents">1</text:p>
          </table:table-cell>
          <table:table-cell table:style-name="MDMFFIO.B2" office:value-type="string">
            <text:p text:style-name="Table_20_Contents">Analog input, differential</text:p>
          </table:table-cell>
        </table:table-row>
        <table:table-row>
          <table:table-cell table:style-name="MDMFFIO.A2" office:value-type="float" office:value="2">
            <text:p text:style-name="Table_20_Contents">2</text:p>
          </table:table-cell>
          <table:table-cell table:style-name="MDMFFIO.B2" office:value-type="string">
            <text:p text:style-name="Table_20_Contents">Discrete output</text:p>
          </table:table-cell>
        </table:table-row>
        <table:table-row>
          <table:table-cell table:style-name="MDMFFIO.A2" office:value-type="float" office:value="3">
            <text:p text:style-name="Table_20_Contents">3</text:p>
          </table:table-cell>
          <table:table-cell table:style-name="MDMFFIO.B2" office:value-type="string">
            <text:p text:style-name="Table_20_Contents">Serial I/O</text:p>
          </table:table-cell>
        </table:table-row>
        <table:table-row>
          <table:table-cell table:style-name="MDMFFIO.A2" office:value-type="float" office:value="4">
            <text:p text:style-name="Table_20_Contents">4</text:p>
          </table:table-cell>
          <table:table-cell table:style-name="MDMFFIO.B2" office:value-type="string">
            <text:p text:style-name="Table_20_Contents">Discrete input</text:p>
          </table:table-cell>
        </table:table-row>
        <table:table-row>
          <table:table-cell table:style-name="MDMFFIO.A2" office:value-type="float" office:value="5">
            <text:p text:style-name="Table_20_Contents">5</text:p>
          </table:table-cell>
          <table:table-cell table:style-name="MDMFFIO.B2" office:value-type="string">
            <text:p text:style-name="Table_20_Contents">Discrete output</text:p>
          </table:table-cell>
        </table:table-row>
        <table:table-row>
          <table:table-cell table:style-name="MDMFFIO.A2" office:value-type="float" office:value="6">
            <text:p text:style-name="Table_20_Contents">6</text:p>
          </table:table-cell>
          <table:table-cell table:style-name="MDMFFIO.B2" office:value-type="string">
            <text:p text:style-name="Table_20_Contents">Discrete input</text:p>
          </table:table-cell>
        </table:table-row>
        <table:table-row>
          <table:table-cell table:style-name="MDMFFIO.A2" office:value-type="float" office:value="7">
            <text:p text:style-name="Table_20_Contents">7</text:p>
          </table:table-cell>
          <table:table-cell table:style-name="MDMFFIO.B2" office:value-type="string">
            <text:p text:style-name="Table_20_Contents">Analog input</text:p>
          </table:table-cell>
        </table:table-row>
        <text:soft-page-break/>
        <table:table-row>
          <table:table-cell table:style-name="MDMFFIO.A2" office:value-type="float" office:value="8">
            <text:p text:style-name="Table_20_Contents">8</text:p>
          </table:table-cell>
          <table:table-cell table:style-name="MDMFFIO.B2" office:value-type="string">
            <text:p text:style-name="Table_20_Contents">Analog output</text:p>
          </table:table-cell>
        </table:table-row>
        <table:table-row>
          <table:table-cell table:style-name="MDMFFIO.A2" office:value-type="float" office:value="10">
            <text:p text:style-name="Table_20_Contents">10</text:p>
          </table:table-cell>
          <table:table-cell table:style-name="MDMFFIO.B2" office:value-type="string">
            <text:p text:style-name="Table_20_Contents">Discrete output</text:p>
          </table:table-cell>
        </table:table-row>
        <table:table-row>
          <table:table-cell table:style-name="MDMFFIO.A2" office:value-type="float" office:value="11">
            <text:p text:style-name="Table_20_Contents">11</text:p>
          </table:table-cell>
          <table:table-cell table:style-name="MDMFFIO.B2" office:value-type="string">
            <text:p text:style-name="Table_20_Contents">Serial I/O</text:p>
          </table:table-cell>
        </table:table-row>
        <table:table-row>
          <table:table-cell table:style-name="MDMFFIO.A2" office:value-type="float" office:value="13">
            <text:p text:style-name="Table_20_Contents">13</text:p>
          </table:table-cell>
          <table:table-cell table:style-name="MDMFFIO.B2" office:value-type="string">
            <text:p text:style-name="Table_20_Contents">Discrete output</text:p>
          </table:table-cell>
        </table:table-row>
        <table:table-row>
          <table:table-cell table:style-name="MDMFFIO.A2" office:value-type="float" office:value="14">
            <text:p text:style-name="Table_20_Contents">14</text:p>
          </table:table-cell>
          <table:table-cell table:style-name="MDMFFIO.B2" office:value-type="string">
            <text:p text:style-name="Table_20_Contents">Analog input, differential</text:p>
          </table:table-cell>
        </table:table-row>
        <table:table-row>
          <table:table-cell table:style-name="MDMFFIO.A2" office:value-type="float" office:value="15">
            <text:p text:style-name="Table_20_Contents">15</text:p>
          </table:table-cell>
          <table:table-cell table:style-name="MDMFFIO.B2" office:value-type="string">
            <text:p text:style-name="Table_20_Contents">Discrete input</text:p>
          </table:table-cell>
        </table:table-row>
      </table:table>
      <text:p text:style-name="Text_20_body"/>
      <text:h text:style-name="Heading_20_3" text:outline-level="3">Card 1 – Analog input</text:h>
      <table:table table:name="MDMFFCard1Channels" table:style-name="MDMFFCard1Channels">
        <table:table-column table:style-name="MDMFFCard1Channels.A"/>
        <table:table-column table:style-name="MDMFFCard1Channels.B"/>
        <table:table-column table:style-name="MDMFFCard1Channels.C"/>
        <table:table-header-rows>
          <table:table-row>
            <table:table-cell table:style-name="MDMFFCard1Channels.A1" office:value-type="string">
              <text:p text:style-name="Table_20_Heading">Channel address</text:p>
            </table:table-cell>
            <table:table-cell table:style-name="MDMFFCard1Channels.A1" office:value-type="string">
              <text:p text:style-name="Table_20_Heading">Subsystem</text:p>
            </table:table-cell>
            <table:table-cell table:style-name="MDMFFCard1Channels.C1" office:value-type="string">
              <text:p text:style-name="Table_20_Heading">Quantity</text:p>
            </table:table-cell>
          </table:table-row>
        </table:table-header-rows>
        <table:table-row>
          <table:table-cell table:style-name="MDMFFCard1Channels.A2" office:value-type="float" office:value="0">
            <text:p text:style-name="Table_20_Contents">0</text:p>
          </table:table-cell>
          <table:table-cell table:style-name="MDMFFCard1Channels.B2" office:value-type="string">
            <text:p text:style-name="Table_20_Contents"/>
          </table:table-cell>
          <table:table-cell table:style-name="MDMFFCard1Channels.C2" office:value-type="string">
            <text:p text:style-name="Table_20_Contents"/>
          </table:table-cell>
        </table:table-row>
        <table:table-row>
          <table:table-cell table:style-name="MDMFFCard1Channels.A2" office:value-type="float" office:value="1">
            <text:p text:style-name="Table_20_Contents">1</text:p>
          </table:table-cell>
          <table:table-cell table:style-name="MDMFFCard1Channels.B2" office:value-type="string">
            <text:p text:style-name="Table_20_Contents">LH RHC</text:p>
          </table:table-cell>
          <table:table-cell table:style-name="MDMFFCard1Channels.C2" office:value-type="string">
            <text:p text:style-name="Table_20_Contents">LH RHC CMD (A, B, C, D) Yaw</text:p>
          </table:table-cell>
        </table:table-row>
        <table:table-row>
          <table:table-cell table:style-name="MDMFFCard1Channels.A2" office:value-type="float" office:value="2">
            <text:p text:style-name="Table_20_Contents">2</text:p>
          </table:table-cell>
          <table:table-cell table:style-name="MDMFFCard1Channels.B2" office:value-type="string">
            <text:p text:style-name="Table_20_Contents"/>
          </table:table-cell>
          <table:table-cell table:style-name="MDMFFCard1Channels.C2" office:value-type="string">
            <text:p text:style-name="Table_20_Contents"/>
          </table:table-cell>
        </table:table-row>
        <table:table-row>
          <table:table-cell table:style-name="MDMFFCard1Channels.A2" office:value-type="float" office:value="3">
            <text:p text:style-name="Table_20_Contents">3</text:p>
          </table:table-cell>
          <table:table-cell table:style-name="MDMFFCard1Channels.B2" office:value-type="string">
            <text:p text:style-name="Table_20_Contents">LH RPTA</text:p>
          </table:table-cell>
          <table:table-cell table:style-name="MDMFFCard1Channels.C2" office:value-type="string">
            <text:p text:style-name="Table_20_Contents">LH RPTA CMD (A, B, C, D)</text:p>
          </table:table-cell>
        </table:table-row>
        <table:table-row>
          <table:table-cell table:style-name="MDMFFCard1Channels.A2" office:value-type="float" office:value="4">
            <text:p text:style-name="Table_20_Contents">4</text:p>
          </table:table-cell>
          <table:table-cell table:style-name="MDMFFCard1Channels.B2" office:value-type="string">
            <text:p text:style-name="Table_20_Contents"/>
          </table:table-cell>
          <table:table-cell table:style-name="MDMFFCard1Channels.C2" office:value-type="string">
            <text:p text:style-name="Table_20_Contents"/>
          </table:table-cell>
        </table:table-row>
        <table:table-row>
          <table:table-cell table:style-name="MDMFFCard1Channels.A2" office:value-type="float" office:value="5">
            <text:p text:style-name="Table_20_Contents">5</text:p>
          </table:table-cell>
          <table:table-cell table:style-name="MDMFFCard1Channels.B2" office:value-type="string">
            <text:p text:style-name="Table_20_Contents">LH SBTC</text:p>
          </table:table-cell>
          <table:table-cell table:style-name="MDMFFCard1Channels.C2" office:value-type="string">
            <text:p text:style-name="Table_20_Contents">LH SBTC CMD (A, B, C, D)</text:p>
          </table:table-cell>
        </table:table-row>
        <table:table-row>
          <table:table-cell table:style-name="MDMFFCard1Channels.A2" office:value-type="float" office:value="6">
            <text:p text:style-name="Table_20_Contents">6</text:p>
          </table:table-cell>
          <table:table-cell table:style-name="MDMFFCard1Channels.B2" office:value-type="string">
            <text:p text:style-name="Table_20_Contents">LH RHC</text:p>
          </table:table-cell>
          <table:table-cell table:style-name="MDMFFCard1Channels.C2" office:value-type="string">
            <text:p text:style-name="Table_20_Contents">LH RHC CMD (A,B, C, D) <text:s/>Roll</text:p>
          </table:table-cell>
        </table:table-row>
        <table:table-row>
          <table:table-cell table:style-name="MDMFFCard1Channels.A2" office:value-type="float" office:value="7">
            <text:p text:style-name="Table_20_Contents">7</text:p>
          </table:table-cell>
          <table:table-cell table:style-name="MDMFFCard1Channels.B2" office:value-type="string">
            <text:p text:style-name="Table_20_Contents">RH RHC</text:p>
          </table:table-cell>
          <table:table-cell table:style-name="MDMFFCard1Channels.C2" office:value-type="string">
            <text:p text:style-name="Table_20_Contents">RH RHC CMD (A, B, C, D) Pitch</text:p>
          </table:table-cell>
        </table:table-row>
      </table:table>
      <text:p text:style-name="Text_20_body"/>
      <text:h text:style-name="Heading_20_3" text:outline-level="3">Card 3 – Serial I/O</text:h>
      <table:table table:name="MDMFFCard3Channels" table:style-name="MDMFFCard3Channels">
        <table:table-column table:style-name="MDMFFCard3Channels.A" table:number-columns-repeated="2"/>
        <table:table-column table:style-name="MDMFFCard3Channels.C"/>
        <table:table-header-rows>
          <table:table-row>
            <table:table-cell table:style-name="MDMFFCard3Channels.A1" office:value-type="string">
              <text:p text:style-name="Table_20_Heading">Channel address</text:p>
            </table:table-cell>
            <table:table-cell table:style-name="MDMFFCard3Channels.A1" office:value-type="string">
              <text:p text:style-name="Table_20_Heading">Subsystem</text:p>
            </table:table-cell>
            <table:table-cell table:style-name="MDMFFCard3Channels.C1" office:value-type="string">
              <text:p text:style-name="Table_20_Heading">Quantity</text:p>
            </table:table-cell>
          </table:table-row>
        </table:table-header-rows>
        <table:table-row>
          <table:table-cell table:style-name="MDMFFCard3Channels.A2" office:value-type="float" office:value="0">
            <text:p text:style-name="Table_20_Contents">0</text:p>
          </table:table-cell>
          <table:table-cell table:style-name="MDMFFCard3Channels.B2" office:value-type="string">
            <text:p text:style-name="Table_20_Contents"/>
          </table:table-cell>
          <table:table-cell table:style-name="MDMFFCard3Channels.C2" office:value-type="string">
            <text:p text:style-name="Table_20_Contents"/>
          </table:table-cell>
        </table:table-row>
        <table:table-row>
          <table:table-cell table:style-name="MDMFFCard3Channels.A2" office:value-type="float" office:value="1">
            <text:p text:style-name="Table_20_Contents">1</text:p>
          </table:table-cell>
          <table:table-cell table:style-name="MDMFFCard3Channels.B2" office:value-type="string">
            <text:p text:style-name="Table_20_Contents">MTU</text:p>
          </table:table-cell>
          <table:table-cell table:style-name="MDMFFCard3Channels.C2" office:value-type="string">
            <text:p text:style-name="Table_20_Contents">Serial I/O</text:p>
          </table:table-cell>
        </table:table-row>
        <table:table-row>
          <table:table-cell table:style-name="MDMFFCard3Channels.A2" office:value-type="float" office:value="2">
            <text:p text:style-name="Table_20_Contents">2</text:p>
          </table:table-cell>
          <table:table-cell table:style-name="MDMFFCard3Channels.B2" office:value-type="string">
            <text:p text:style-name="Table_20_Contents"/>
          </table:table-cell>
          <table:table-cell table:style-name="MDMFFCard3Channels.C2"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Card 11 – Serial I/O</text:h>
      <table:table table:name="MDMFFCard11Channels" table:style-name="MDMFFCard11Channels">
        <table:table-column table:style-name="MDMFFCard11Channels.A"/>
        <table:table-column table:style-name="MDMFFCard11Channels.B"/>
        <table:table-column table:style-name="MDMFFCard11Channels.C"/>
        <table:table-header-rows>
          <table:table-row>
            <table:table-cell table:style-name="MDMFFCard11Channels.A1" office:value-type="string">
              <text:p text:style-name="Table_20_Heading">Channel Address</text:p>
            </table:table-cell>
            <table:table-cell table:style-name="MDMFFCard11Channels.A1" office:value-type="string">
              <text:p text:style-name="Table_20_Heading">Subsystem</text:p>
            </table:table-cell>
            <table:table-cell table:style-name="MDMFFCard11Channels.C1" office:value-type="string">
              <text:p text:style-name="Table_20_Heading">Quantity</text:p>
            </table:table-cell>
          </table:table-row>
        </table:table-header-rows>
        <table:table-row>
          <table:table-cell table:style-name="MDMFFCard11Channels.A2" office:value-type="float" office:value="0">
            <text:p text:style-name="Table_20_Contents">0</text:p>
          </table:table-cell>
          <table:table-cell table:style-name="MDMFFCard11Channels.B2" office:value-type="string">
            <text:p text:style-name="Table_20_Contents">IMU</text:p>
          </table:table-cell>
          <table:table-cell table:style-name="MDMFFCard11Channels.C2" office:value-type="string">
            <text:p text:style-name="Table_20_Contents">Serial I/O</text:p>
          </table:table-cell>
        </table:table-row>
        <table:table-row>
          <table:table-cell table:style-name="MDMFFCard11Channels.A2" office:value-type="float" office:value="1">
            <text:p text:style-name="Table_20_Contents">1</text:p>
          </table:table-cell>
          <table:table-cell table:style-name="MDMFFCard11Channels.B2" office:value-type="string">
            <text:p text:style-name="Table_20_Contents">ADTA</text:p>
          </table:table-cell>
          <table:table-cell table:style-name="MDMFFCard11Channels.C2" office:value-type="string">
            <text:p text:style-name="Table_20_Contents">Serial I/O</text:p>
          </table:table-cell>
        </table:table-row>
        <table:table-row>
          <table:table-cell table:style-name="MDMFFCard11Channels.A2" office:value-type="float" office:value="2">
            <text:p text:style-name="Table_20_Contents">2</text:p>
          </table:table-cell>
          <table:table-cell table:style-name="MDMFFCard11Channels.B2" office:value-type="string">
            <text:p text:style-name="Table_20_Contents"/>
          </table:table-cell>
          <table:table-cell table:style-name="MDMFFCard11Channels.C2" office:value-type="string">
            <text:p text:style-name="Table_20_Contents"/>
          </table:table-cell>
        </table:table-row>
      </table:table>
      <text:p text:style-name="Text_20_body"><text:soft-page-break/></text:p>
      <text:h text:style-name="Heading_20_3" text:outline-level="3">Card 14 – Analog input</text:h>
      <table:table table:name="MDMFFCard14Channels" table:style-name="MDMFFCard14Channels">
        <table:table-column table:style-name="MDMFFCard14Channels.A"/>
        <table:table-column table:style-name="MDMFFCard14Channels.B"/>
        <table:table-column table:style-name="MDMFFCard14Channels.C"/>
        <table:table-header-rows>
          <table:table-row>
            <table:table-cell table:style-name="MDMFFCard14Channels.A1" office:value-type="string">
              <text:p text:style-name="Table_20_Heading">Channel Address</text:p>
            </table:table-cell>
            <table:table-cell table:style-name="MDMFFCard14Channels.A1" office:value-type="string">
              <text:p text:style-name="Table_20_Heading">Subsystem</text:p>
            </table:table-cell>
            <table:table-cell table:style-name="MDMFFCard14Channels.C1" office:value-type="string">
              <text:p text:style-name="Table_20_Heading">Quantity</text:p>
            </table:table-cell>
          </table:table-row>
        </table:table-header-rows>
        <table:table-row>
          <table:table-cell table:style-name="MDMFFCard14Channels.A2" office:value-type="float" office:value="0">
            <text:p text:style-name="Table_20_Contents">0</text:p>
          </table:table-cell>
          <table:table-cell table:style-name="MDMFFCard14Channels.B2" office:value-type="string">
            <text:p text:style-name="Table_20_Contents">AA</text:p>
          </table:table-cell>
          <table:table-cell table:style-name="MDMFFCard14Channels.C2" office:value-type="string">
            <text:p text:style-name="Table_20_Contents">Norm Acc 1 signal</text:p>
          </table:table-cell>
        </table:table-row>
        <table:table-row>
          <table:table-cell table:style-name="MDMFFCard14Channels.A2" office:value-type="float" office:value="1">
            <text:p text:style-name="Table_20_Contents">1</text:p>
          </table:table-cell>
          <table:table-cell table:style-name="MDMFFCard14Channels.B2" office:value-type="string">
            <text:p text:style-name="Table_20_Contents">RH RHC</text:p>
          </table:table-cell>
          <table:table-cell table:style-name="MDMFFCard14Channels.C2" office:value-type="string">
            <text:p text:style-name="Table_20_Contents">RH RHC CMD (A, B, C, D) Yaw</text:p>
          </table:table-cell>
        </table:table-row>
        <table:table-row>
          <table:table-cell table:style-name="MDMFFCard14Channels.A2" office:value-type="float" office:value="2">
            <text:p text:style-name="Table_20_Contents">2</text:p>
          </table:table-cell>
          <table:table-cell table:style-name="MDMFFCard14Channels.B2" office:value-type="string">
            <text:p text:style-name="Table_20_Contents">AA</text:p>
          </table:table-cell>
          <table:table-cell table:style-name="MDMFFCard14Channels.C2" office:value-type="string">
            <text:p text:style-name="Table_20_Contents">Lat Acc 1 signal</text:p>
          </table:table-cell>
        </table:table-row>
        <table:table-row>
          <table:table-cell table:style-name="MDMFFCard14Channels.A2" office:value-type="float" office:value="3">
            <text:p text:style-name="Table_20_Contents">3</text:p>
          </table:table-cell>
          <table:table-cell table:style-name="MDMFFCard14Channels.B2" office:value-type="string">
            <text:p text:style-name="Table_20_Contents">RH RPTA</text:p>
          </table:table-cell>
          <table:table-cell table:style-name="MDMFFCard14Channels.C2" office:value-type="string">
            <text:p text:style-name="Table_20_Contents">RH RPTA CMD (A, B, C, D)</text:p>
          </table:table-cell>
        </table:table-row>
        <table:table-row>
          <table:table-cell table:style-name="MDMFFCard14Channels.A2" office:value-type="float" office:value="4">
            <text:p text:style-name="Table_20_Contents">4</text:p>
          </table:table-cell>
          <table:table-cell table:style-name="MDMFFCard14Channels.B2" office:value-type="string">
            <text:p text:style-name="Table_20_Contents"/>
          </table:table-cell>
          <table:table-cell table:style-name="MDMFFCard14Channels.C2" office:value-type="string">
            <text:p text:style-name="Table_20_Contents"/>
          </table:table-cell>
        </table:table-row>
        <table:table-row>
          <table:table-cell table:style-name="MDMFFCard14Channels.A2" office:value-type="float" office:value="5">
            <text:p text:style-name="Table_20_Contents">5</text:p>
          </table:table-cell>
          <table:table-cell table:style-name="MDMFFCard14Channels.B2" office:value-type="string">
            <text:p text:style-name="Table_20_Contents">RH SBTC</text:p>
          </table:table-cell>
          <table:table-cell table:style-name="MDMFFCard14Channels.C2" office:value-type="string">
            <text:p text:style-name="Table_20_Contents">RH SBTC CMD (A, B, C, D)</text:p>
          </table:table-cell>
        </table:table-row>
        <table:table-row>
          <table:table-cell table:style-name="MDMFFCard14Channels.A2" office:value-type="float" office:value="6">
            <text:p text:style-name="Table_20_Contents">6</text:p>
          </table:table-cell>
          <table:table-cell table:style-name="MDMFFCard14Channels.B2" office:value-type="string">
            <text:p text:style-name="Table_20_Contents">RH RHC</text:p>
          </table:table-cell>
          <table:table-cell table:style-name="MDMFFCard14Channels.C2" office:value-type="string">
            <text:p text:style-name="Table_20_Contents">RH RHC CMD (A, B, C, D) Roll</text:p>
          </table:table-cell>
        </table:table-row>
        <table:table-row>
          <table:table-cell table:style-name="MDMFFCard14Channels.A2" office:value-type="float" office:value="7">
            <text:p text:style-name="Table_20_Contents">7</text:p>
          </table:table-cell>
          <table:table-cell table:style-name="MDMFFCard14Channels.B2" office:value-type="string">
            <text:p text:style-name="Table_20_Contents">RH RHC</text:p>
          </table:table-cell>
          <table:table-cell table:style-name="MDMFFCard14Channels.C2" office:value-type="string">
            <text:p text:style-name="Table_20_Contents">RH RHC CMD (A, B, C, D) Pitch</text:p>
          </table:table-cell>
        </table:table-row>
      </table:table>
      <text:p text:style-name="Text_20_body"/>
      <text:h text:style-name="Heading_20_1" text:outline-level="1">MMU</text:h>
      <text:p text:style-name="Text_20_body">BCE 18/19 </text:p>
      <text:p text:style-name="Text_20_body">Opcode 1 = Write with checksum</text:p>
      <text:p text:style-name="Text_20_body">Opcode 2 = Write without checksum</text:p>
      <text:p text:style-name="Text_20_body">Opcode 3 = <text:s/>Read with checksum</text:p>
      <text:p text:style-name="Text_20_body">Opcode 4 <text:s/>=Read without checksum</text:p>
      <text:p text:style-name="Text_20_body">Opcode 5 = MM Utility w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ennis Krenz</meta:initial-creator>
    <meta:creation-date>2010-03-27T11:12:21.58</meta:creation-date>
    <dc:date>2010-03-27T15:44:37.58</dc:date>
    <dc:creator>Dennis Krenz</dc:creator>
    <meta:editing-duration>PT04H16M20S</meta:editing-duration>
    <meta:editing-cycles>12</meta:editing-cycles>
    <meta:generator>OpenOffice.org/3.1$Win32 OpenOffice.org_project/310m11$Build-9399</meta:generator>
    <meta:document-statistic meta:table-count="6" meta:image-count="0" meta:object-count="0" meta:page-count="6" meta:paragraph-count="209" meta:word-count="703" meta:character-count="3563"/>
  </office:meta>
</office:document-meta>
</file>